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07cm" fo:margin-left="0.116cm" table:align="left"/>
    </style:style>
    <style:style style:name="Table1.A" style:family="table-column">
      <style:table-column-properties style:column-width="2.831cm"/>
    </style:style>
    <style:style style:name="Table1.B" style:family="table-column">
      <style:table-column-properties style:column-width="2.09cm"/>
    </style:style>
    <style:style style:name="Table1.C" style:family="table-column">
      <style:table-column-properties style:column-width="11.98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94c54" officeooo:paragraph-rsid="00094c54"/>
    </style:style>
    <style:style style:name="P2" style:family="paragraph" style:parent-style-name="Standard">
      <style:paragraph-properties fo:text-align="justify" style:justify-single-word="false"/>
      <style:text-properties officeooo:rsid="00094c54" officeooo:paragraph-rsid="00094c54"/>
    </style:style>
    <style:style style:name="P3" style:family="paragraph" style:parent-style-name="Standard">
      <style:text-properties officeooo:rsid="000add2e" officeooo:paragraph-rsid="000add2e"/>
    </style:style>
    <style:style style:name="P4" style:family="paragraph" style:parent-style-name="Standard">
      <style:text-properties officeooo:rsid="000add2e" officeooo:paragraph-rsid="000e588e"/>
    </style:style>
    <style:style style:name="P5" style:family="paragraph" style:parent-style-name="Standard">
      <style:paragraph-properties fo:text-align="justify" style:justify-single-word="false"/>
      <style:text-properties officeooo:rsid="000add2e" officeooo:paragraph-rsid="000add2e"/>
    </style:style>
    <style:style style:name="P6" style:family="paragraph" style:parent-style-name="Standard">
      <style:paragraph-properties fo:text-align="justify" style:justify-single-word="false"/>
      <style:text-properties officeooo:rsid="000add2e" officeooo:paragraph-rsid="000e588e"/>
    </style:style>
    <style:style style:name="P7" style:family="paragraph" style:parent-style-name="Standard">
      <style:text-properties officeooo:rsid="000e588e" officeooo:paragraph-rsid="000e588e"/>
    </style:style>
    <style:style style:name="P8" style:family="paragraph" style:parent-style-name="Standard">
      <style:paragraph-properties fo:text-align="start" style:justify-single-word="false"/>
      <style:text-properties officeooo:rsid="000e588e" officeooo:paragraph-rsid="0014edb0"/>
    </style:style>
    <style:style style:name="P9" style:family="paragraph" style:parent-style-name="Standard">
      <style:text-properties officeooo:rsid="0010548d" officeooo:paragraph-rsid="0010548d"/>
    </style:style>
    <style:style style:name="P10" style:family="paragraph" style:parent-style-name="Standard">
      <style:paragraph-properties fo:text-align="start" style:justify-single-word="false"/>
      <style:text-properties officeooo:rsid="0010548d" officeooo:paragraph-rsid="0014edb0"/>
    </style:style>
    <style:style style:name="P11" style:family="paragraph" style:parent-style-name="Standard">
      <style:paragraph-properties fo:text-align="justify" style:justify-single-word="false"/>
      <style:text-properties officeooo:rsid="0010548d" officeooo:paragraph-rsid="000add2e"/>
    </style:style>
    <style:style style:name="P12" style:family="paragraph" style:parent-style-name="Standard">
      <style:paragraph-properties fo:text-align="justify" style:justify-single-word="false"/>
      <style:text-properties officeooo:rsid="0010548d" officeooo:paragraph-rsid="0010548d"/>
    </style:style>
    <style:style style:name="P13" style:family="paragraph" style:parent-style-name="Standard">
      <style:text-properties officeooo:rsid="00120274" officeooo:paragraph-rsid="00120274"/>
    </style:style>
    <style:style style:name="P14" style:family="paragraph" style:parent-style-name="Standard">
      <style:paragraph-properties fo:text-align="justify" style:justify-single-word="false"/>
      <style:text-properties officeooo:rsid="00120274" officeooo:paragraph-rsid="00120274"/>
    </style:style>
    <style:style style:name="P15" style:family="paragraph" style:parent-style-name="Standard">
      <style:text-properties officeooo:rsid="0012a3d9" officeooo:paragraph-rsid="0012a3d9"/>
    </style:style>
    <style:style style:name="P16" style:family="paragraph" style:parent-style-name="Standard">
      <style:paragraph-properties fo:text-align="start" style:justify-single-word="false"/>
      <style:text-properties officeooo:rsid="0012a3d9" officeooo:paragraph-rsid="0014edb0"/>
    </style:style>
    <style:style style:name="P17" style:family="paragraph" style:parent-style-name="Standard">
      <style:paragraph-properties fo:text-align="justify" style:justify-single-word="false"/>
      <style:text-properties officeooo:rsid="0017b5c1" officeooo:paragraph-rsid="0017b5c1"/>
    </style:style>
    <style:style style:name="P18" style:family="paragraph" style:parent-style-name="Standard">
      <style:paragraph-properties fo:text-align="center" style:justify-single-word="false"/>
      <style:text-properties fo:font-size="18pt" officeooo:rsid="0018eed2" officeooo:paragraph-rsid="0018eed2" style:font-size-asian="15.75pt" style:font-size-complex="18pt"/>
    </style:style>
    <style:style style:name="P19" style:family="paragraph" style:parent-style-name="Table_20_Contents">
      <style:paragraph-properties fo:text-align="center" style:justify-single-word="false"/>
      <style:text-properties officeooo:rsid="0013810c" officeooo:paragraph-rsid="0013810c"/>
    </style:style>
    <style:style style:name="P20" style:family="paragraph" style:parent-style-name="Table_20_Contents">
      <style:paragraph-properties fo:text-align="center" style:justify-single-word="false"/>
      <style:text-properties officeooo:rsid="0014edb0" officeooo:paragraph-rsid="0014edb0"/>
    </style:style>
    <style:style style:name="P21" style:family="paragraph" style:parent-style-name="Table_20_Contents">
      <style:paragraph-properties fo:text-align="center" style:justify-single-word="false"/>
    </style:style>
    <style:style style:name="T1" style:family="text">
      <style:text-properties officeooo:rsid="000add2e"/>
    </style:style>
    <style:style style:name="T2" style:family="text">
      <style:text-properties officeooo:rsid="000c5eb0"/>
    </style:style>
    <style:style style:name="T3" style:family="text">
      <style:text-properties officeooo:rsid="000e588e"/>
    </style:style>
    <style:style style:name="T4" style:family="text">
      <style:text-properties officeooo:rsid="00120274"/>
    </style:style>
    <style:style style:name="T5" style:family="text">
      <style:text-properties officeooo:rsid="0013810c"/>
    </style:style>
    <style:style style:name="T6" style:family="text">
      <style:text-properties officeooo:rsid="00142518"/>
    </style:style>
    <style:style style:name="T7" style:family="text">
      <style:text-properties officeooo:rsid="00160cd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REPORT</text:p>
      <text:p text:style-name="P2"/>
      <text:p text:style-name="P2"/>
      <text:p text:style-name="P2"/>
      <text:p text:style-name="P2">Problem statement: To write a program which takes a stock as an input and gives it's overall performance as an output.</text:p>
      <text:p text:style-name="P5"/>
      <text:p text:style-name="P5">Explaination:</text:p>
      <text:p text:style-name="P6">Our aim is to build a program which will provide guidance to the user about mutual fund investments. The first step is to gather information about the mutual funds from various websites by performing data crawling. The website chosen is <text:a xlink:type="simple" xlink:href="http://www.moneycontrol.com/">www.moneycontrol.com</text:a>. We need to extract only the relevant data from the site. This in known as data crawling. The tool used for the same is scrapy. <text:s/>Scrapy uses 'spiders' to parse the html page which return a response object. <text:s/><text:span text:style-name="T2">We then use xpath or css selectors to extract specific textual data from that page in the form of 'key: value' pairs. We can display the data or also store it in csv or json format by running the python script. </text:span></text:p>
      <text:p text:style-name="P6"/>
      <text:p text:style-name="P17">Refer to the table below for help in working with the above mentioned technologies.</text:p>
      <text:p text:style-name="P11"/>
      <text:p text:style-name="P12"><text:span text:style-name="T7">W</text:span>e collect the following information:</text:p>
      <text:p text:style-name="P12">Mutual fund type, family, symbol, <text:span text:style-name="T4">stock</text:span> <text:span text:style-name="T4">holdings, stock id, equity name, stock amount, value etc.</text:span></text:p>
      <text:p text:style-name="P12"/>
      <text:p text:style-name="P14">The next step is to store the data in a database. We first establish a relationship between the different entities and their attributes. It is concluded that the entities have a many-to-many relation. We then choose to work with NoSQL because of varying number and types of attributes of different entities for every different website. We select the attributes to be used as a primary key(mututal fund symbol and stock id) to establish a relationship between the following entities: mutual fund, holding, stock. Next, we start working with MongoDB and create three different collections for the above mentioned entities. We then imort 'pymongo' in our python program which can be used for python-mongodb connectivity. Using pymongo, we specify a database and a collection and the extracted data which is in the form of 'key:value' pairs gets exported to the given collection in mongodb database. The fuctions are defined in the file 'pipeline.py'. The following links will help in understanding how to work with mongodb and how to export the extracted data to the database using our python script:</text:p>
      <text:p text:style-name="P13"/>
      <text:p text:style-name="P15"/>
      <table:table table:name="Table1" table:style-name="Table1">
        <table:table-column table:style-name="Table1.A"/>
        <table:table-column table:style-name="Table1.B"/>
        <table:table-column table:style-name="Table1.C"/>
        <table:table-row>
          <table:table-cell table:style-name="Table1.A1" office:value-type="string">
            <text:p text:style-name="P19">Technology/Tool used</text:p>
          </table:table-cell>
          <table:table-cell table:style-name="Table1.A1" office:value-type="string">
            <text:p text:style-name="P20">Version</text:p>
          </table:table-cell>
          <table:table-cell table:style-name="Table1.C1" office:value-type="string">
            <text:p text:style-name="P20">Links</text:p>
          </table:table-cell>
        </table:table-row>
        <table:table-row>
          <table:table-cell table:style-name="Table1.A2" office:value-type="string">
            <text:p text:style-name="P19">Python</text:p>
          </table:table-cell>
          <table:table-cell table:style-name="Table1.A2" office:value-type="string">
            <text:p text:style-name="P20">2.7</text:p>
          </table:table-cell>
          <table:table-cell table:style-name="Table1.C2" office:value-type="string">
            <text:p text:style-name="P21"/>
          </table:table-cell>
        </table:table-row>
        <table:table-row>
          <table:table-cell table:style-name="Table1.A2" office:value-type="string">
            <text:p text:style-name="P19">Scrapy</text:p>
          </table:table-cell>
          <table:table-cell table:style-name="Table1.A2" office:value-type="string">
            <text:p text:style-name="P20">1.4.0</text:p>
          </table:table-cell>
          <table:table-cell table:style-name="Table1.C2" office:value-type="string">
            <text:p text:style-name="P8"><text:a xlink:type="simple" xlink:href="https://doc.scrapy.org/en/latest/intro/tutorial.html">https://doc.scrapy.org/en/latest/intro/tutorial.html</text:a> ,</text:p>
            <text:p text:style-name="P8"><text:a xlink:type="simple" xlink:href="http://mherman.org/blog/2012/11/05/scraping-web-pages-with-scrapy/#.WT4m2DeY48r">http://mherman.org/blog/2012/11/05/scraping-web-pages-with-scrapy/#.WT4m2DeY48r</text:a> ,</text:p>
            <text:p text:style-name="P10"><text:a xlink:type="simple" xlink:href="https://doc.scrapy.org/en/latest/topics/selectors.html">https://doc.scrapy.org/en/latest/topics/selectors.html</text:a></text:p>
          </table:table-cell>
        </table:table-row>
        <table:table-row>
          <table:table-cell table:style-name="Table1.A2" office:value-type="string">
            <text:p text:style-name="P19">MongoDB</text:p>
          </table:table-cell>
          <table:table-cell table:style-name="Table1.A2" office:value-type="string">
            <text:p text:style-name="P20">3.4.4</text:p>
          </table:table-cell>
          <table:table-cell table:style-name="Table1.C2" office:value-type="string">
            <text:p text:style-name="P16">https://www.tutorialspoint.com/mongodb/</text:p>
          </table:table-cell>
        </table:table-row>
        <table:table-row>
          <table:table-cell table:style-name="Table1.A2" office:value-type="string">
            <text:p text:style-name="P19">pymongo</text:p>
          </table:table-cell>
          <table:table-cell table:style-name="Table1.A2" office:value-type="string">
            <text:p text:style-name="P20">3.4.0</text:p>
          </table:table-cell>
          <table:table-cell table:style-name="Table1.C2" office:value-type="string">
            <text:p text:style-name="P16"><text:a xlink:type="simple" xlink:href="https://realpython.com/blog/python/web-scraping-with-scrapy-and-mongodb/">https://realpython.com/blog/python/web-scraping-with-scrapy-and-mongodb/</text:a>,</text:p>
            <text:p text:style-name="P16"><text:a xlink:type="simple" xlink:href="https://doc.scrapy.org/en/latest/topics/item-pipeline.html#activating-an-item-pipeline-component">https://doc.scrapy.org/en/latest/topics/item-pipeline.html#activating-an-item-pipeline-component</text:a></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10:32:26.325798367</meta:creation-date>
    <dc:date>2017-06-12T14:55:18.440838648</dc:date>
    <meta:editing-duration>PT3H22M37S</meta:editing-duration>
    <meta:editing-cycles>8</meta:editing-cycles>
    <meta:generator>LibreOffice/4.2.8.2$Linux_X86_64 LibreOffice_project/420m0$Build-2</meta:generator>
    <meta:document-statistic meta:table-count="1" meta:image-count="0" meta:object-count="0" meta:page-count="1" meta:paragraph-count="25" meta:word-count="375" meta:character-count="2600" meta:non-whitespace-character-count="2247"/>
  </office:meta>
</office:document-meta>
</file>